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/>
    </style:style>
    <style:style style:name="Table1.A" style:family="table-column">
      <style:table-column-properties style:column-width="1.6688in"/>
    </style:style>
    <style:style style:name="Table1.B" style:family="table-column">
      <style:table-column-properties style:column-width="5.019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dcdedd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6889in" fo:margin-left="0in" fo:margin-top="0in" fo:margin-bottom="0in" table:align="left"/>
    </style:style>
    <style:style style:name="Table2.A" style:family="table-column">
      <style:table-column-properties style:column-width="2.2236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2.2403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6667in" fo:keep-together="auto"/>
    </style:style>
    <style:style style:name="Table2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.3" style:family="table-row">
      <style:table-row-properties style:min-row-height="0.5208in" fo:keep-together="auto"/>
    </style:style>
    <style:style style:name="Table3" style:family="table">
      <style:table-properties style:width="6.6889in" fo:margin-left="0in" fo:margin-top="0in" fo:margin-bottom="0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5.7431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" style:family="table">
      <style:table-properties style:width="6.6889in" fo:margin-left="0in" fo:margin-top="0in" fo:margin-bottom="0in" table:align="left"/>
    </style:style>
    <style:style style:name="Table4.A" style:family="table-column">
      <style:table-column-properties style:column-width="5.7667in"/>
    </style:style>
    <style:style style:name="Table4.B" style:family="table-column">
      <style:table-column-properties style:column-width="0.9215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.3" style:family="table-row">
      <style:table-row-properties style:min-row-height="0.3333in" fo:keep-together="auto"/>
    </style:style>
    <style:style style:name="Table4.A10" style:family="table-cell">
      <style:table-cell-properties fo:background-color="#d9eaca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0813in" fo:padding-right="0.075in" fo:padding-top="0in" fo:padding-bottom="0in" fo:border="1pt solid #000000">
        <style:background-image/>
      </style:table-cell-properties>
    </style:style>
    <style:style style:name="Table5" style:family="table">
      <style:table-properties style:width="6.6875in" fo:margin-left="0in" fo:margin-top="0in" fo:margin-bottom="0in" table:align="left"/>
    </style:style>
    <style:style style:name="Table5.A" style:family="table-column">
      <style:table-column-properties style:column-width="1.7708in"/>
    </style:style>
    <style:style style:name="Table5.B" style:family="table-column">
      <style:table-column-properties style:column-width="0.8319in"/>
    </style:style>
    <style:style style:name="Table5.C" style:family="table-column">
      <style:table-column-properties style:column-width="4.0847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5.2" style:family="table-row">
      <style:table-row-properties style:min-row-height="0.3333in" fo:keep-together="auto"/>
    </style:style>
    <style:style style:name="Table5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" style:family="table">
      <style:table-properties style:width="6.6889in" fo:margin-left="0in" fo:margin-top="0in" fo:margin-bottom="0in" table:align="left"/>
    </style:style>
    <style:style style:name="Table6.A" style:family="table-column">
      <style:table-column-properties style:column-width="0.5111in"/>
    </style:style>
    <style:style style:name="Table6.B" style:family="table-column">
      <style:table-column-properties style:column-width="6.1771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6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keep-with-next="auto"/>
      <style:text-properties style:font-name="Helvetica Neue" style:font-name-asian="Helvetica Neue1" style:font-name-complex="Helvetica Neue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2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keep-with-next="auto"/>
    </style:style>
    <style:style style:name="P13" style:family="paragraph" style:parent-style-name="Standard" style:master-page-name="Converted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keep-with-next="auto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</style:style>
    <style:style style:name="P16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keep-with-next="auto"/>
    </style:style>
    <style:style style:name="P20" style:family="paragraph" style:parent-style-name="Standard" style:list-style-name="WWNum1">
      <style:paragraph-properties fo:margin-left="0in" fo:margin-right="0in" fo:text-indent="-0.1252in" style:auto-text-indent="false"/>
    </style:style>
    <style:style style:name="P21" style:family="paragraph" style:parent-style-name="Standard" style:list-style-name="WWNum1">
      <style:paragraph-properties fo:margin-left="0in" fo:margin-right="0in" fo:text-indent="-0.1252in" style:auto-text-indent="false"/>
      <style:text-properties fo:font-style="italic" style:font-style-asian="italic"/>
    </style:style>
    <style:style style:name="P22" style:family="paragraph" style:parent-style-name="Heading_20_1" style:master-page-name="Standard">
      <style:paragraph-properties fo:margin-top="0.3335in" fo:margin-bottom="0.0835in" loext:contextual-spacing="false" fo:line-height="100%" style:page-number="1"/>
    </style:style>
    <style:style style:name="P23" style:family="paragraph" style:parent-style-name="Heading_20_2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24" style:family="paragraph" style:parent-style-name="Heading_20_2">
      <style:paragraph-properties fo:margin-top="0.25in" fo:margin-bottom="0.0555in" loext:contextual-spacing="false" fo:line-height="100%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6" style:family="text">
      <style:text-properties fo:font-variant="normal" fo:text-transform="none" fo:color="#000099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7" style:family="text">
      <style:text-properties style:font-name="Helvetica Neue" style:font-name-asian="Helvetica Neue1" style:font-name-complex="Helvetica Neue1"/>
    </style:style>
    <style:style style:name="T8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9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0" style:family="text">
      <style:text-properties style:font-name="Helvetica Neue" fo:font-style="italic" style:font-name-asian="Helvetica Neue1" style:font-style-asian="italic" style:font-name-complex="Helvetica Neue1"/>
    </style:style>
    <style:style style:name="T11" style:family="text">
      <style:text-properties style:text-position="0% 100%" fo:font-size="12pt" style:font-size-asian="12pt" style:font-size-complex="12pt"/>
    </style:style>
    <style:style style:name="T12" style:family="text">
      <style:text-properties style:text-position="0% 100%" fo:font-size="18pt" style:font-size-asian="18pt" style:font-size-complex="18pt"/>
    </style:style>
    <style:style style:name="T13" style:family="text">
      <style:text-properties fo:font-style="italic" style:font-style-asian="italic"/>
    </style:style>
    <style:style style:name="T1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gjdgxs"/>Análisis heurístico</text:p>
      <text:p text:style-name="P3"><text:span text:style-name="T1">A continuación se presenta el informe del análisis heurístico realizado sobre el sitio </text:span><text:span text:style-name="T7">SANA</text:span><text:span text:style-name="T1"> con fecha </text:span><text:span text:style-name="T7">11/06</text:span><text:span text:style-name="T1">/</text:span><text:span text:style-name="T7">2021</text:span></text:p>
      <text:p text:style-name="P24"><text:bookmark text:name="_30j0zll"/><text:span text:style-name="T11">Datos del análisi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5"><text:span text:style-name="T7">11/06/2021</text:span>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Standard"><text:span text:style-name="T7">Fibra (600 Mbps)</text:span>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Standard"><text:span text:style-name="T7">Linux (Ubuntu 20.04)</text:span>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Standard"><text:span text:style-name="T7">Navegador de escritorio (Chrome 91.0)</text:span>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2453744003" text:style-name="WWNum4">
              <text:list-item>
                <text:p text:style-name="P14"><text:span text:style-name="T8">Registrarse.</text:span></text:p>
              </text:list-item>
              <text:list-item>
                <text:p text:style-name="P14"><text:span text:style-name="T8">Iniciar sesión.</text:span></text:p>
              </text:list-item>
              <text:list-item>
                <text:p text:style-name="P14"><text:span text:style-name="T8">Cerrar sesión.</text:span></text:p>
              </text:list-item>
              <text:list-item>
                <text:p text:style-name="P14"><text:span text:style-name="T8">Realizar una reserva.</text:span></text:p>
              </text:list-item>
              <text:list-item>
                <text:p text:style-name="P14"><text:span text:style-name="T8">Crear un servicio.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120615872" text:style-name="WWNum3">
              <text:list-item>
                <text:p text:style-name="P15"><text:span text:style-name="T8">Inicio.</text:span></text:p>
              </text:list-item>
              <text:list-item>
                <text:p text:style-name="P15"><text:span text:style-name="T8">Registrarse.</text:span></text:p>
              </text:list-item>
              <text:list-item>
                <text:p text:style-name="P15"><text:span text:style-name="T8">Inicio de sesión.</text:span></text:p>
              </text:list-item>
              <text:list-item>
                <text:p text:style-name="P15"><text:span text:style-name="T8">Listado de municipios.</text:span></text:p>
              </text:list-item>
              <text:list-item>
                <text:p text:style-name="P15"><text:span text:style-name="T8">Listado de áreas.</text:span></text:p>
              </text:list-item>
              <text:list-item>
                <text:p text:style-name="P16"><text:span text:style-name="T8">Listado servicios.</text:span></text:p>
              </text:list-item>
              <text:list-item>
                <text:p text:style-name="P16"><text:span text:style-name="T8">Listado de reservas.</text:span></text:p>
              </text:list-item>
              <text:list-item>
                <text:p text:style-name="P15"><text:span text:style-name="T8">Crear reserva.</text:span></text:p>
              </text:list-item>
              <text:list-item>
                <text:p text:style-name="P16"><text:span text:style-name="T8">Crear servicio.</text:span></text:p>
              </text:list-item>
              <text:list-item>
                <text:p text:style-name="P15"><text:span text:style-name="T8">Confirmación.</text:span></text:p>
              </text:list-item>
            </text:list>
          </table:table-cell>
        </table:table-row>
      </table:table>
      <text:p text:style-name="P24"><text:bookmark text:name="_1fob9te"/><text:span text:style-name="T11">Objetiv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T8">Crear una reserva.</text:span></text:p>
          </table:table-cell>
          <table:table-cell table:style-name="Table2.A2" office:value-type="string">
            <text:list xml:id="list2998796832" text:style-name="WWNum2">
              <text:list-item>
                <text:p text:style-name="P17"><text:span text:style-name="T8">Registrarse.</text:span></text:p>
              </text:list-item>
              <text:list-item>
                <text:p text:style-name="P17"><text:span text:style-name="T8">Buscar el área.</text:span></text:p>
              </text:list-item>
              <text:list-item>
                <text:p text:style-name="P17"><text:span text:style-name="T8">Buscar el horario.</text:span></text:p>
              </text:list-item>
              <text:list-item>
                <text:p text:style-name="P17"><text:span text:style-name="T8">Crear una reserva.</text:span></text:p>
              </text:list-item>
              <text:list-item>
                <text:p text:style-name="P17"><text:span text:style-name="T8">Cerrar sesión.</text:span></text:p>
              </text:list-item>
            </text:list>
          </table:table-cell>
          <table:table-cell table:style-name="Table2.C2" office:value-type="string">
            <text:list xml:id="list65001949930499" text:continue-numbering="true" text:style-name="WWNum2">
              <text:list-item>
                <text:p text:style-name="P17"><text:span text:style-name="T8">Inicio.</text:span></text:p>
              </text:list-item>
              <text:list-item>
                <text:p text:style-name="P17"><text:span text:style-name="T8">Registrarse.</text:span></text:p>
              </text:list-item>
              <text:list-item>
                <text:p text:style-name="P17"><text:span text:style-name="T8">Listado de municipios.</text:span></text:p>
              </text:list-item>
              <text:list-item>
                <text:p text:style-name="P17"><text:span text:style-name="T8">Listado de áreas.</text:span></text:p>
              </text:list-item>
              <text:list-item>
                <text:p text:style-name="P17"><text:span text:style-name="T8">Crear reserva.</text:span></text:p>
              </text:list-item>
              <text:list-item>
                <text:p text:style-name="P17"><text:span text:style-name="T8">Confirmación.</text:span></text:p>
              </text:list-item>
              <text:list-item>
                <text:p text:style-name="P17"><text:span text:style-name="T8">Cerrar sesión.</text:span>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Standard"><text:span text:style-name="T8">Ver reservas.</text:span></text:p>
          </table:table-cell>
          <table:table-cell table:style-name="Table2.A2" office:value-type="string">
            <text:list xml:id="list65002063877176" text:continue-numbering="true" text:style-name="WWNum2">
              <text:list-item>
                <text:p text:style-name="P17"><text:span text:style-name="T8">Iniciar sesión.</text:span></text:p>
              </text:list-item>
              <text:list-item>
                <text:p text:style-name="P17"><text:span text:style-name="T8">Ver reservas.</text:span></text:p>
              </text:list-item>
              <text:list-item>
                <text:p text:style-name="P17"><text:span text:style-name="T8">Cerrar sesión.</text:span></text:p>
              </text:list-item>
            </text:list>
          </table:table-cell>
          <table:table-cell table:style-name="Table2.C2" office:value-type="string">
            <text:list xml:id="list65001534467630" text:continue-numbering="true" text:style-name="WWNum2">
              <text:list-item>
                <text:p text:style-name="P17"><text:span text:style-name="T8">Inicio.</text:span></text:p>
              </text:list-item>
              <text:list-item>
                <text:p text:style-name="P17"><text:span text:style-name="T8">Inicio de sesión.</text:span></text:p>
              </text:list-item>
              <text:list-item>
                <text:p text:style-name="P17"><text:span text:style-name="T8">Listado de reservas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<text:span text:style-name="T8">Ver servicios.</text:span></text:p>
          </table:table-cell>
          <table:table-cell table:style-name="Table2.A2" office:value-type="string">
            <text:list xml:id="list65003074011437" text:continue-numbering="true" text:style-name="WWNum2">
              <text:list-item>
                <text:p text:style-name="P17"><text:span text:style-name="T8">Buscar el área.</text:span></text:p>
              </text:list-item>
              <text:list-item>
                <text:p text:style-name="P17"><text:span text:style-name="T8">Buscar el horario.</text:span></text:p>
              </text:list-item>
              <text:list-item>
                <text:p text:style-name="P17"><text:span text:style-name="T8">Ver servicios.</text:span></text:p>
              </text:list-item>
            </text:list>
          </table:table-cell>
          <table:table-cell table:style-name="Table2.C2" office:value-type="string">
            <text:list xml:id="list65002018874230" text:continue-numbering="true" text:style-name="WWNum2">
              <text:list-item>
                <text:p text:style-name="P17"><text:span text:style-name="T8">Inicio.</text:span></text:p>
              </text:list-item>
              <text:list-item>
                <text:p text:style-name="P17"><text:span text:style-name="T8">Listado de municipios.</text:span></text:p>
              </text:list-item>
              <text:list-item>
                <text:p text:style-name="P17"><text:span text:style-name="T8">Listado de áreas.</text:span></text:p>
              </text:list-item>
              <text:list-item>
                <text:p text:style-name="P17"><text:span text:style-name="T8">Listado servicios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<text:span text:style-name="T8">Crear un servicio.</text:span></text:p>
          </table:table-cell>
          <table:table-cell table:style-name="Table2.A2" office:value-type="string">
            <text:list xml:id="list3580080547" text:style-name="WWNum5">
              <text:list-item>
                <text:p text:style-name="P18"><text:span text:style-name="T8">Iniciar sesión.</text:span></text:p>
              </text:list-item>
              <text:list-item>
                <text:p text:style-name="P18"><text:span text:style-name="T8">Buscar el área.</text:span></text:p>
              </text:list-item>
              <text:list-item>
                <text:p text:style-name="P18"><text:span text:style-name="T8">Crear un servicio.</text:span></text:p>
              </text:list-item>
              <text:list-item>
                <text:p text:style-name="P18"><text:span text:style-name="T8">Cerrar sesión.</text:span></text:p>
              </text:list-item>
            </text:list>
          </table:table-cell>
          <table:table-cell table:style-name="Table2.C2" office:value-type="string">
            <text:list xml:id="list65003122942241" text:continue-numbering="true" text:style-name="WWNum5">
              <text:list-item>
                <text:p text:style-name="P18"><text:span text:style-name="T8">Inicio.</text:span></text:p>
              </text:list-item>
              <text:list-item>
                <text:p text:style-name="P18"><text:span text:style-name="T8">Iniciar sesión.</text:span></text:p>
              </text:list-item>
              <text:list-item>
                <text:p text:style-name="P18"><text:span text:style-name="T8">Listado áreas.</text:span></text:p>
              </text:list-item>
              <text:list-item>
                <text:p text:style-name="P18"><text:span text:style-name="T8">Listado servicios.</text:span></text:p>
              </text:list-item>
              <text:list-item>
                <text:p text:style-name="P18"><text:span text:style-name="T8">Crear servicio.</text:span></text:p>
              </text:list-item>
              <text:list-item>
                <text:p text:style-name="P18"><text:span text:style-name="T8">Cerrar sesión.</text:span></text:p>
              </text:list-item>
            </text:list>
          </table:table-cell>
        </table:table-row>
      </table:table>
      <text:p text:style-name="P23"><text:bookmark text:name="_3znysh7"/><text:span text:style-name="T11">Mediciones</text:span></text:p>
      <text:p text:style-name="P3"><text:span text:style-name="T1">Las mediciones que dan valor a los heurísticos siguen el siguiente patrón</text:span><text:span text:style-name="T5"><text:note text:id="ftn1" text:note-class="footnote"><text:note-citation>1</text:note-citation><text:note-body><text:p text:style-name="P12"><text:span text:style-name="T14"/><text:span text:style-name="T2"><text:tab/> Cuando el heurístico no sea de aplicación se notará con un espacio en blanco, computando como nulo su valor de tal modo que no afecte al promedio</text:span>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6"><text:span text:style-name="T2">1</text:span></text:p>
          </table:table-cell>
          <table:table-cell table:style-name="Table3.B2" office:value-type="string">
            <text:p text:style-name="P5"><text:span text:style-name="T2">Se da la mínima expresión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2">2</text:span></text:p>
          </table:table-cell>
          <table:table-cell table:style-name="Table3.B2" office:value-type="string">
            <text:p text:style-name="P5"><text:span text:style-name="T2">Se da una expresión baj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2">3</text:span></text:p>
          </table:table-cell>
          <table:table-cell table:style-name="Table3.B2" office:value-type="string">
            <text:p text:style-name="P5"><text:span text:style-name="T2">Se da una expresión medi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2">4</text:span></text:p>
          </table:table-cell>
          <table:table-cell table:style-name="Table3.B2" office:value-type="string">
            <text:p text:style-name="P5"><text:span text:style-name="T2">Se da una expresión alt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2">5</text:span></text:p>
          </table:table-cell>
          <table:table-cell table:style-name="Table3.B2" office:value-type="string">
            <text:p text:style-name="P5"><text:span text:style-name="T2">Se da la máxima expresión del heurístico en las páginas evaluadas</text:span></text:p>
          </table:table-cell>
        </table:table-row>
      </table:table>
      <text:p text:style-name="P4"/>
      <text:p text:style-name="P4"/>
      <text:p text:style-name="P23"><text:bookmark text:name="_2et92p0"/><text:span text:style-name="T12">Heurísticos generales</text:span><text:span text:style-name="T14"><text:note text:id="ftn2" text:note-class="footnote"><text:note-citation>2</text:note-citation><text:note-body><text:p text:style-name="P13"><text:span text:style-name="T14"/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6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4">¿Cuáles son los objetivos del sitio web? ¿Son concretos y bien deﬁnidos? <text:s/></text:span></text:p>
            <text:p text:style-name="P5"><text:span text:style-name="T2">¿Los contenidos y servicios que ofrece se corresponden con esos objetivo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Tiene una URL correcta, clara y fácil de recordar? ¿Y las URL de sus páginas internas? ¿Son claras y permanentes?</text:span></text:p>
          </table:table-cell>
          <table:table-cell table:style-name="Table4.B2" office:value-type="string">
            <text:p text:style-name="P5"><text:span text:style-name="T7">3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Muestra de forma precisa y completa qué contenidos o servicios ofrece realmente el sitio web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La estructura general del sitio web está orientada al usuario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l look &amp; feel general se corresponde con los objetivos, características, contenidos y servicios del sitio web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coherente el diseño general del sitio web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reconocible el diseño general del sitio web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l sitio web se actualiza periódicamente? ¿Indica cuándo se actualiz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4.6</text:span>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muestra claramente la identidad de la empresa-sitio a través de todas las página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4">El logotipo, ¿es signiﬁcativo, identiﬁcable y suﬁcientemente visible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eslogan o tagline, ¿expresa realmente qué es la empresa y qué servicios ofrece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ofrece algún enlace con información sobre la empresa, sitio web, 'webmaster',...?</text:span></text:p>
          </table:table-cell>
          <table:table-cell table:style-name="Table4.B2" office:value-type="string">
            <text:p text:style-name="P5"><text:span text:style-name="T7">3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proporciona mecanismos para ponerse en contacto con la empresa?</text:span></text:p>
          </table:table-cell>
          <table:table-cell table:style-name="Table4.B2" office:value-type="string">
            <text:p text:style-name="P5"><text:span text:style-name="T7">1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proporciona información sobre la protección de datos de carácter personal de los clientes o los derechos de autor de los contenidos del sitio web?</text:span></text:p>
          </table:table-cell>
          <table:table-cell table:style-name="Table4.B2" office:value-type="string">
            <text:p text:style-name="P5"><text:span text:style-name="T7">1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En artículos, noticias, informes...¿se muestra claramente información sobre el autor, fuentes y fechas de creación y revisión del documento?</text:span></text:p>
          </table:table-cell>
          <table:table-cell table:style-name="Table4.B2" office:value-type="string">
            <text:p text:style-name="P5"><text:span text:style-name="T7">3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3.3</text:span>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2">¿El sitio web habla el mismo lenguaje que sus usuario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mplea un lenguaje claro y concis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amigable, familiar y cercan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1 párrafo = 1 ide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4">Los rótulos, ¿son signiﬁcativo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Usa rótulos estándar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4">¿Usa un único sistema de organización, bien deﬁnido y clar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Utiliza un sistema de rotulado controlado y precis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4">El título de las páginas, ¿es correcto? ¿ha sido planiﬁca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La estructura de organización y navegación, ¿es la más adecuada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n el caso de estructura jerárquica, ¿mantiene un equilibrio entre profundidad y anchur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n el caso de ser puramente hipertextual, ¿están todos los nodos comunicado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Los enlaces son fácilmente reconocibles como tales? ¿Su caracterización indica su estado (visitados, activos,...)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En menús de navegación, ¿se ha controlado el número de elementos y de términos por elemento para no producir sobrecarga memorístic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predecible la respuesta del sistema antes de hacer clic sobre el enlace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que no haya enlaces que no llevan a ningún siti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5"><text:span text:style-name="T2">¿Existen elementos de navegación que orienten al usuario acerca de dónde está y cómo deshacer su navegación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Las imágenes enlace, ¿se reconocen como clicables? ¿incluyen un atributo 'title' describiendo la página de destin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la redundancia de enlace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que no haya páginas "huérfanas"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4.9</text:span>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aprovechan las zonas de alta jerarquía informativa de la página para contenidos de mayor relevanci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la sobrecarga informativ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una interfaz limpia, sin ruido visual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xisten zonas en "blanco" entre los objetos informativos de la página para poder descansar la vist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ce un uso correcto del espacio visual de la págin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utiliza correctamente la jerarquía visual para expresar las relaciones del tipo "parte de" entre los elementos de la págin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la longitud de págin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encuentra fácilmente accesible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fácilmente reconocible como tal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Permite la búsqueda avanzada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Muestra los resultados de la búsqueda de forma comprensible para el usuario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4">¿La caja de texto es lo suﬁcientemente ancha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2">¿Asiste al usuario en caso de no poder ofrecer resultados para una consultada dada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Las fotografías están bien recortadas? ¿son comprensibles? ¿se ha cuidado su resolución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Las metáforas visuales son reconocibles y comprensibles por cualquier usuari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l uso de imágenes o animaciones proporciona algún tipo de valor añadi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el uso de animaciones cíclica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Si posee una sección de ayuda, ¿Es verdaderamente necesaria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enlace a la sección de ayuda, ¿está colocado en una zona visible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ofrece ayuda contextual en tareas complejas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Si posee FAQs, ¿es correcta tanto la elección como la redacción de las preguntas? ¿y las </text:span></text:p>
            <text:p text:style-name="P5"><text:span text:style-name="T2">respuestas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4</text:span>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4">¿El tamaño de fuente se ha deﬁnido de forma relativa, o por lo menos, la fuente es lo suﬁcientemente grande como para no diﬁcultar la legibilidad del texto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4">¿El tipo de fuente, efectos tipográﬁcos, ancho de línea y alineación empleados facilitan la lectur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xiste un alto contraste entre el color de fuente y el fon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Incluyen las imágenes atributos 'alt' que describan su conteni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s compatible el sitio web con los diferentes navegadores? ¿se visualiza correctamente con diferentes resoluciones de pantall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5"><text:span text:style-name="T2">¿Puede el usuario disfrutar de todos los contenidos del sitio web sin necesidad de tener que descargar e instalar plugins adicionale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el peso de la págin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puede imprimir la página sin problema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4.9</text:span>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Tiene el usuario todo el control sobre el interfaz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informa constantemente al usuario acerca de lo que está pasan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informa al usuario de lo que ha pasado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Cuando se produce un error, ¿se informa de forma clara y no alarmista al usuario de lo ocurrido y de cómo solucionar el problem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Posee el usuario libertad para actuar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el tiempo de respuest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7"><text:span text:style-name="T3">TOTAL</text:span></text:p>
          </table:table-cell>
          <table:table-cell table:style-name="Table4.B10" office:value-type="string">
            <text:p text:style-name="P5"><text:span text:style-name="T7">4.8</text:span></text:p>
          </table:table-cell>
        </table:table-row>
      </table:table>
      <text:p text:style-name="Heading_20_2"><text:bookmark text:name="_tyjcwt"/>Conclusiones</text:p>
      <text:p text:style-name="P3"><text:span text:style-name="T1">A modo de conclusiones podemos ver un mapa de los heurísticos controlados en esta evaluación, agrupados por categoría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5"><text:span text:style-name="T2">Generales</text:span></text:p>
          </table:table-cell>
          <table:table-cell table:style-name="Table5.A2" office:value-type="string">
            <text:p text:style-name="P1"><text:span text:style-name="T7">4.6</text:span></text:p>
          </table:table-cell>
          <table:table-cell table:style-name="Table5.C2" office:value-type="string">
            <text:list xml:id="list4089467910" text:style-name="WWNum1">
              <text:list-item>
                <text:p text:style-name="P19"><text:span text:style-name="T8">Las URL si se pudiera deberían usar el nombre en vez de un ID.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5"><text:span text:style-name="T2">Identidad e información</text:span></text:p>
          </table:table-cell>
          <table:table-cell table:style-name="Table5.A2" office:value-type="string">
            <text:p text:style-name="P1"><text:span text:style-name="T7">3.3</text:span></text:p>
          </table:table-cell>
          <table:table-cell table:style-name="Table5.C2" office:value-type="string">
            <text:list xml:id="list65003098295028" text:continue-numbering="true" text:style-name="WWNum1">
              <text:list-item>
                <text:p text:style-name="P20"><text:span text:style-name="T8">No hay identificación de la UJI o Generalitat.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5"><text:span text:style-name="T2">Lenguaje y redacción</text:span></text:p>
          </table:table-cell>
          <table:table-cell table:style-name="Table5.A2" office:value-type="string">
            <text:p text:style-name="P6"><text:span text:style-name="T7">5</text:span></text:p>
          </table:table-cell>
          <table:table-cell table:style-name="Table5.C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5"><text:span text:style-name="T2">Rotulado</text:span></text:p>
          </table:table-cell>
          <table:table-cell table:style-name="Table5.A2" office:value-type="string">
            <text:p text:style-name="P6"><text:span text:style-name="T7">5</text:span></text:p>
          </table:table-cell>
          <table:table-cell table:style-name="Table5.C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5"><text:span text:style-name="T2">Estructura y navegación</text:span></text:p>
          </table:table-cell>
          <table:table-cell table:style-name="Table5.A2" office:value-type="string">
            <text:p text:style-name="P1"><text:span text:style-name="T7">4.9</text:span></text:p>
          </table:table-cell>
          <table:table-cell table:style-name="Table5.C2" office:value-type="string">
            <text:list xml:id="list65002945162031" text:continue-numbering="true" text:style-name="WWNum1">
              <text:list-item>
                <text:p text:style-name="P20"><text:span text:style-name="T8">Reservar requiere navegar hasta el horario.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5"><text:span text:style-name="T2">Layout de la página</text:span></text:p>
          </table:table-cell>
          <table:table-cell table:style-name="Table5.A2" office:value-type="string">
            <text:p text:style-name="P6"><text:span text:style-name="T7">5</text:span></text:p>
          </table:table-cell>
          <table:table-cell table:style-name="Table5.C2" office:value-type="string">
            <text:list xml:id="list65002308705588" text:continue-numbering="true" text:style-name="WWNum1">
              <text:list-item>
                <text:p text:style-name="P21"/>
              </text:list-item>
            </text:list>
          </table:table-cell>
        </table:table-row>
        <table:table-row table:style-name="Table5.2">
          <table:table-cell table:style-name="Table5.A2" office:value-type="string">
            <text:p text:style-name="P5"><text:span text:style-name="T2">Búsqueda (en caso de ser necesaria)</text:span></text:p>
          </table:table-cell>
          <table:table-cell table:style-name="Table5.A2" office:value-type="string">
            <text:p text:style-name="P6"><text:span text:style-name="T7">-</text:span></text:p>
          </table:table-cell>
          <table:table-cell table:style-name="Table5.C2" office:value-type="string">
            <text:list xml:id="list65001827513501" text:continue-numbering="true" text:style-name="WWNum1">
              <text:list-item>
                <text:p text:style-name="P21"/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5"><text:span text:style-name="T2">Elementos multimedia</text:span></text:p>
          </table:table-cell>
          <table:table-cell table:style-name="Table5.A2" office:value-type="string">
            <text:p text:style-name="P6"><text:span text:style-name="T7">5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5"><text:span text:style-name="T2">Ayuda</text:span></text:p>
          </table:table-cell>
          <table:table-cell table:style-name="Table5.A2" office:value-type="string">
            <text:p text:style-name="P6"><text:span text:style-name="T7">4</text:span></text:p>
          </table:table-cell>
          <table:table-cell table:style-name="Table5.C2" office:value-type="string">
            <text:list xml:id="list65002794902917" text:continue-numbering="true" text:style-name="WWNum1">
              <text:list-item>
                <text:p text:style-name="P20"><text:span text:style-name="T8">Solo sería necesario para personas mayores.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5"><text:span text:style-name="T2">Accesibilidad</text:span></text:p>
          </table:table-cell>
          <table:table-cell table:style-name="Table5.A2" office:value-type="string">
            <text:p text:style-name="P6"><text:span text:style-name="T7">4.9</text:span></text:p>
          </table:table-cell>
          <table:table-cell table:style-name="Table5.C2" office:value-type="string">
            <text:list xml:id="list65003394010332" text:continue-numbering="true" text:style-name="WWNum1">
              <text:list-item>
                <text:p text:style-name="P20"><text:span text:style-name="T8">Personas de major edad podrían requerir un mayor tamaño.</text:span></text:p>
              </text:list-item>
            </text:list>
          </table:table-cell>
        </table:table-row>
        <table:table-row table:style-name="Table5.2">
          <table:table-cell table:style-name="Table5.A2" office:value-type="string">
            <text:p text:style-name="P5"><text:span text:style-name="T2">Control y retroalimentación</text:span></text:p>
          </table:table-cell>
          <table:table-cell table:style-name="Table5.A2" office:value-type="string">
            <text:p text:style-name="P6"><text:span text:style-name="T7">4.8</text:span></text:p>
          </table:table-cell>
          <table:table-cell table:style-name="Table5.C2" office:value-type="string">
            <text:list xml:id="list65002457748017" text:continue-numbering="true" text:style-name="WWNum1">
              <text:list-item>
                <text:p text:style-name="P20"><text:span text:style-name="T8">No confirmación de modificación para los usuarios expertos.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3dy6vkm"/><text:soft-page-break/>Propuestas de solución</text:p>
      <text:p text:style-name="P3"><text:span text:style-name="T1">A continuación se muestran las propuestas de solución para mejorar la usabilidad de la aplicación, siguiendo los resultados obtenidos de la evaluación heurística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6"><text:span text:style-name="T2">1</text:span></text:p>
          </table:table-cell>
          <table:table-cell table:style-name="Table6.B2" office:value-type="string">
            <text:p text:style-name="P5"><text:span text:style-name="T8">Crear claves alternativas de texto y usar estas como parámetros de URL.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2">2</text:span></text:p>
          </table:table-cell>
          <table:table-cell table:style-name="Table6.B2" office:value-type="string">
            <text:p text:style-name="Standard"><text:span text:style-name="T8">Añadir información o enlaces a la UJi o Generalitat.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2">3</text:span></text:p>
          </table:table-cell>
          <table:table-cell table:style-name="Table6.B2" office:value-type="string">
            <text:p text:style-name="Standard"><text:span text:style-name="T8">Añadir una manera de crear reservas directamente.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9">4</text:span></text:p>
          </table:table-cell>
          <table:table-cell table:style-name="Table6.B2" office:value-type="string">
            <text:p text:style-name="Standard"><text:span text:style-name="T8">Ocultarlo cuando no sea necesario.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9">5</text:span></text:p>
          </table:table-cell>
          <table:table-cell table:style-name="Table6.B2" office:value-type="string">
            <text:p text:style-name="Standard"><text:span text:style-name="T8">Incrementar el tamaño de la fuente.</text:span></text:p>
          </table:table-cell>
        </table:table-row>
        <table:table-row table:style-name="Table6.1">
          <table:table-cell table:style-name="Table6.A2" office:value-type="string">
            <text:p text:style-name="P6"><text:span text:style-name="T9">6</text:span></text:p>
          </table:table-cell>
          <table:table-cell table:style-name="Table6.B2" office:value-type="string">
            <text:p text:style-name="Standard"><text:span text:style-name="T8">Añadir confirmaciones a los formularios de los expertos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style:font-name="Helvetica Neue" fo:font-family="'Helvetica Neue'" style:font-family-generic="roman" style:font-pitch="variable" fo:font-size="10pt" fo:font-weight="normal" style:font-size-asian="10pt" style:font-weight-asian="normal" style:font-size-complex="10pt"/>
    </style:style>
    <style:style style:name="ListLabel_20_2" style:display-name="ListLabel 2" style:family="text">
      <style:text-properties style:text-position="0% 100%" fo:font-size="12pt" style:font-size-asian="12pt" style:font-size-complex="12pt"/>
    </style:style>
    <style:style style:name="ListLabel_20_3" style:display-name="ListLabel 3" style:family="text">
      <style:text-properties style:text-position="0% 100%" fo:font-size="12pt" style:font-size-asian="12pt" style:font-size-complex="12pt"/>
    </style:style>
    <style:style style:name="ListLabel_20_4" style:display-name="ListLabel 4" style:family="text">
      <style:text-properties style:text-position="0% 100%" fo:font-size="12pt" style:font-size-asian="12pt" style:font-size-complex="12pt"/>
    </style:style>
    <style:style style:name="ListLabel_20_5" style:display-name="ListLabel 5" style:family="text">
      <style:text-properties style:text-position="0% 100%" fo:font-size="12pt" style:font-size-asian="12pt" style:font-size-complex="12pt"/>
    </style:style>
    <style:style style:name="ListLabel_20_6" style:display-name="ListLabel 6" style:family="text">
      <style:text-properties style:text-position="0% 100%" fo:font-size="12pt" style:font-size-asian="12pt" style:font-size-complex="12pt"/>
    </style:style>
    <style:style style:name="ListLabel_20_7" style:display-name="ListLabel 7" style:family="text">
      <style:text-properties style:text-position="0% 100%" fo:font-size="12pt" style:font-size-asian="12pt" style:font-size-complex="12pt"/>
    </style:style>
    <style:style style:name="ListLabel_20_8" style:display-name="ListLabel 8" style:family="text">
      <style:text-properties style:text-position="0% 100%" fo:font-size="12pt" style:font-size-asian="12pt" style:font-size-complex="12pt"/>
    </style:style>
    <style:style style:name="ListLabel_20_9" style:display-name="ListLabel 9" style:family="text">
      <style:text-properties style:text-position="0% 100%" fo:font-size="12pt" style:font-size-asian="12pt" style:font-size-complex="12pt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8" meta:paragraph-count="325" meta:word-count="1489" meta:character-count="8721" meta:non-whitespace-character-count="7608"/>
    <meta:generator>LibreOfficeDev/6.0.5.2$Linux_X86_64 LibreOffice_project/</meta:generator>
  </office:meta>
</office:document-meta>
</file>